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12.7529166666667cm" style:use-optimal-column-width="true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13.917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2.065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pplication</text:p>
          </table:table-cell>
          <table:table-cell office:value-type="string" table:style-name="ce1">
            <text:p>Abbreva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Read input file and write output file with 3 char abbreva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bbrevation to follow rules as outlined in requirements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st<text:s/></text:p>
          </table:table-cell>
          <table:table-cell table:style-name="ce1"/>
          <table:table-cell office:value-type="string" table:style-name="ce1">
            <text:p>result</text:p>
          </table:table-cell>
          <table:table-cell office:value-type="string" table:style-name="ce1">
            <text:p>Observations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ead input, write correct output file name<text:s/>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input file - tress.txt , output file - Palavesam_tress_abbrevs.txt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put words counts match with outputs ie all words are read and processed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Input - 52 words , output - 104 rows<text:s/>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ingle word , 3 char abbrevation selected with minimum score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uplicate abbrevation are ignored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command &amp; Test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Picture 1" svg:x="0.44792in" svg:y="0.07292in" svg:width="7.83443in" svg:height="0.5209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test3_and_test4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Input string</text:p>
          </table:table-cell>
          <table:table-cell office:value-type="string" table:style-name="ce1">
            <text:p>CRABAPPL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utput abbrevation</text:p>
          </table:table-cell>
          <table:table-cell office:value-type="string" table:style-name="ce1">
            <text:p>CP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bbrevations generated with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'CRABAPPLE': {'CRB': 27, 'CAB': 38, 'CAA': 54, 'CBL': 29, 'CPP': 22, 'CLE': 38}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PP is lowest s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 = 0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string" table:style-name="ce1">
            <text:p>P = 8 + 3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 = 0 + 11 + 11 = 2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RA is duplicate and hence not consider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pe list is maintained and printed as part of outpu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ss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sampa</meta:initial-creator>
    <dc:creator>sampa</dc:creator>
    <meta:creation-date>2022-12-14T21:39:18Z</meta:creation-date>
    <dc:date>2022-12-14T21:51:47Z</dc:date>
  </office:meta>
</office:document-meta>
</file>